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662fc" officeooo:paragraph-rsid="001662fc"/>
    </style:style>
    <style:style style:name="P2" style:family="paragraph" style:parent-style-name="Table_20_Contents">
      <style:paragraph-properties fo:margin-left="0cm" fo:margin-right="0cm" fo:orphans="2" fo:widows="2" fo:text-indent="0cm" style:auto-text-indent="false"/>
    </style:style>
    <style:style style:name="P3" style:family="paragraph" style:parent-style-name="Table_20_Contents">
      <style:text-properties officeooo:rsid="001662fc" officeooo:paragraph-rsid="001662fc"/>
    </style:style>
    <style:style style:name="P4" style:family="paragraph" style:parent-style-name="Table_20_Contents">
      <style:text-properties officeooo:rsid="0016a7d7" officeooo:paragraph-rsid="0016a7d7"/>
    </style:style>
    <style:style style:name="P5" style:family="paragraph" style:parent-style-name="Table_20_Contents">
      <style:text-properties officeooo:rsid="0017cb9e" officeooo:paragraph-rsid="0017cb9e"/>
    </style:style>
    <style:style style:name="P6" style:family="paragraph" style:parent-style-name="Table_20_Contents">
      <style:paragraph-properties fo:margin-left="0cm" fo:margin-right="0cm" fo:orphans="2" fo:widows="2" fo:text-indent="0cm" style:auto-text-indent="false"/>
      <style:text-properties officeooo:paragraph-rsid="0017cb9e"/>
    </style:style>
    <style:style style:name="P7" style:family="paragraph" style:parent-style-name="Table_20_Contents">
      <style:text-properties officeooo:rsid="001b971a" officeooo:paragraph-rsid="001b971a"/>
    </style:style>
    <style:style style:name="P8" style:family="paragraph" style:parent-style-name="Table_20_Contents">
      <style:text-properties officeooo:rsid="0022eddf" officeooo:paragraph-rsid="001b971a"/>
    </style:style>
    <style:style style:name="P9" style:family="paragraph" style:parent-style-name="Text_20_body">
      <style:text-properties officeooo:rsid="0029a83b" officeooo:paragraph-rsid="001cc2a2"/>
    </style:style>
    <style:style style:name="P10" style:family="paragraph" style:parent-style-name="Text_20_body">
      <style:text-properties officeooo:rsid="001e49d6" officeooo:paragraph-rsid="001e49d6"/>
    </style:style>
    <style:style style:name="P11" style:family="paragraph" style:parent-style-name="Text_20_body">
      <style:text-properties officeooo:rsid="001f2aa8" officeooo:paragraph-rsid="001f2aa8"/>
    </style:style>
    <style:style style:name="P12" style:family="paragraph" style:parent-style-name="Text_20_body">
      <style:text-properties officeooo:rsid="0020a6c2" officeooo:paragraph-rsid="0020a6c2"/>
    </style:style>
    <style:style style:name="P13" style:family="paragraph" style:parent-style-name="Text_20_body">
      <style:text-properties officeooo:paragraph-rsid="00210710"/>
    </style:style>
    <style:style style:name="P14" style:family="paragraph" style:parent-style-name="Text_20_body">
      <style:text-properties officeooo:rsid="0029107d" officeooo:paragraph-rsid="0029107d"/>
    </style:style>
    <style:style style:name="P15" style:family="paragraph" style:parent-style-name="Text_20_body">
      <style:text-properties officeooo:rsid="002dd44a" officeooo:paragraph-rsid="002dd44a"/>
    </style:style>
    <style:style style:name="P16" style:family="paragraph" style:parent-style-name="Table_20_Contents">
      <style:text-properties officeooo:rsid="001ea0d7" officeooo:paragraph-rsid="001ea0d7"/>
    </style:style>
    <style:style style:name="P17" style:family="paragraph" style:parent-style-name="Table_20_Contents">
      <style:text-properties officeooo:rsid="0024a8a6" officeooo:paragraph-rsid="0024a8a6"/>
    </style:style>
    <style:style style:name="P18" style:family="paragraph" style:parent-style-name="Table_20_Contents">
      <style:text-properties officeooo:rsid="0028564d" officeooo:paragraph-rsid="0028564d"/>
    </style:style>
    <style:style style:name="T1" style:family="text">
      <style:text-properties fo:font-variant="normal" fo:text-transform="none" fo:color="#747f8b" loext:opacity="100%" fo:font-family="Roboto, sans-serif" fo:font-size="10.5pt" fo:letter-spacing="normal" fo:font-style="normal" fo:font-weight="normal"/>
    </style:style>
    <style:style style:name="T2" style:family="text">
      <style:text-properties fo:font-style="italic" loext:padding="0cm" loext:border="none"/>
    </style:style>
    <style:style style:name="T3" style:family="text">
      <style:text-properties officeooo:rsid="001662fc"/>
    </style:style>
    <style:style style:name="T4" style:family="text">
      <style:text-properties officeooo:rsid="0016a7d7"/>
    </style:style>
    <style:style style:name="T5" style:family="text">
      <style:text-properties fo:font-variant="normal" fo:text-transform="none" fo:color="#747f8b" loext:opacity="100%" fo:letter-spacing="normal"/>
    </style:style>
    <style:style style:name="T6" style:family="text">
      <style:text-properties officeooo:rsid="0017cb9e"/>
    </style:style>
    <style:style style:name="T7" style:family="text">
      <style:text-properties fo:font-variant="normal" fo:text-transform="none" fo:color="#747f8b" loext:opacity="100%" fo:font-family="Roboto, sans-serif" fo:font-size="10.5pt" fo:letter-spacing="normal" fo:font-style="normal" fo:font-weight="normal" officeooo:rsid="0016a7d7"/>
    </style:style>
    <style:style style:name="T8" style:family="text">
      <style:text-properties fo:font-variant="normal" fo:text-transform="none" fo:color="#747f8b" loext:opacity="100%" fo:font-family="Roboto, sans-serif" fo:font-size="10.5pt" fo:letter-spacing="normal" fo:font-style="normal" fo:font-weight="normal" officeooo:rsid="0017cb9e"/>
    </style:style>
    <style:style style:name="T9" style:family="text">
      <style:text-properties officeooo:rsid="001b971a"/>
    </style:style>
    <style:style style:name="T10" style:family="text">
      <style:text-properties officeooo:rsid="0022eddf"/>
    </style:style>
    <style:style style:name="T11" style:family="text">
      <style:text-properties officeooo:rsid="0023b1d6"/>
    </style:style>
    <style:style style:name="T12" style:family="text">
      <style:text-properties officeooo:rsid="0020a6c2"/>
    </style:style>
    <style:style style:name="T13" style:family="text">
      <style:text-properties officeooo:rsid="00210710"/>
    </style:style>
    <style:style style:name="T14" style:family="text">
      <style:text-properties officeooo:rsid="001ea0d7"/>
    </style:style>
    <style:style style:name="T15" style:family="text">
      <style:text-properties officeooo:rsid="0028564d"/>
    </style:style>
    <style:style style:name="T16" style:family="text">
      <style:text-properties officeooo:rsid="0029a9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ent log </text:p>
      <text:p text:style-name="P1"/>
      <table:table table:name="Table1" table:style-name="Table1">
        <table:table-column table:style-name="Table1.A"/>
        <table:table-column table:style-name="Table1.B"/>
        <table:table-row>
          <table:table-cell table:style-name="Table1.A1" office:value-type="string">
            <text:p text:style-name="P2"><text:span text:style-name="T1">ACLSheriff (2025). </text:span><text:span text:style-name="T2">GitHub - ACLSheriff/spec2526</text:span><text:span text:style-name="T1">. [online] GitHub. Available at: https://github.com/ACLSheriff/spec2526 [Accessed 10 Nov. 2025].</text:span> <text:span text:style-name="T3">at 9:39am</text:span></text:p>
          </table:table-cell>
          <table:table-cell table:style-name="Table1.B1" office:value-type="string">
            <text:p text:style-name="P3">I have access this as my git hub to able able to see layouts help with <text:span text:style-name="T4">my write up </text:span></text:p>
          </table:table-cell>
        </table:table-row>
        <table:table-row>
          <table:table-cell table:style-name="Table1.A2" office:value-type="string">
            <text:p text:style-name="P2"><text:span text:style-name="T1">Xander van Baarsen (2025). </text:span><text:span text:style-name="T2">Energy Management Hardware vs. Software: What Does Your Building Need?</text:span><text:span text:style-name="T5"> </text:span><text:span text:style-name="T1">[online] Rhino.energy. Available at: https://rhino.energy/blog/energy-management-hardware-vs.-software-what-does-your-building-need [Accessed 10 Nov. 2025].</text:span> <text:span text:style-name="T4">at 9:45am</text:span></text:p>
          </table:table-cell>
          <table:table-cell table:style-name="Table1.B2" office:value-type="string">
            <text:p text:style-name="P4">Looking into what software and hardware may be needed for this green engery indestry, this website states some hardware and software used and what they are used for and are trusted by meny compneys as they aim to keep up to date, it was alo published recently as a trusted sources</text:p>
          </table:table-cell>
        </table:table-row>
        <table:table-row>
          <table:table-cell table:style-name="Table1.A2" office:value-type="string">
            <text:p text:style-name="P2"><text:span text:style-name="T1">Derrick, M. (2024). </text:span><text:span text:style-name="T2">Top 10: Emerging Technologies</text:span><text:span text:style-name="T1">. [online] energydigital.com. Available at: https://energydigital.com/top10/top-10-emerging-technologies.</text:span> <text:span text:style-name="T6">9:50am</text:span></text:p>
          </table:table-cell>
          <table:table-cell table:style-name="Table1.B2" office:value-type="string">
            <text:p text:style-name="P5">Looking at some of the top emerging technolgys</text:p>
          </table:table-cell>
        </table:table-row>
        <table:table-row>
          <table:table-cell table:style-name="Table1.A2" office:value-type="string">
            <text:p text:style-name="P6"><text:span text:style-name="T1">GOV.UK. (n.d.). </text:span><text:span text:style-name="T2">National Policy Statement for Renewable Energy Infrastructure (EN-3)</text:span><text:span text:style-name="T1">. [online] Available at: https://www.gov.uk/government/publications/national-policy-statement-for-renewable-energy-infrastructure-en-3/national-policy-statement-for-renewable-energy-infrastructure-en-3. [Accessed 10 Nov. 2025]. </text:span><text:span text:style-name="T7">at 9:</text:span><text:span text:style-name="T8">57</text:span><text:span text:style-name="T7">am</text:span> </text:p>
          </table:table-cell>
          <table:table-cell table:style-name="Table1.B2" office:value-type="string">
            <text:p text:style-name="P5">The government website for regulations in the green enerygy sector giving dirct and clear regulations I can use in my proposal as they are the govements rules </text:p>
          </table:table-cell>
        </table:table-row>
        <table:table-row>
          <table:table-cell table:style-name="Table1.A2" office:value-type="string">
            <text:p text:style-name="P2"><text:span text:style-name="T1">OpenAI (2025). </text:span><text:span text:style-name="T2">ChatGPT</text:span><text:span text:style-name="T1">. [online] ChatGPT. Available at: https://chatgpt.com/ [Accessed 10 Nov. 2025].</text:span> <text:span text:style-name="T9">at 11:53</text:span></text:p>
          </table:table-cell>
          <table:table-cell table:style-name="Table1.B2" office:value-type="string">
            <text:p text:style-name="P7">I am using this to help me make some empthey maps as I cant full empthise with the users for this situation, <text:span text:style-name="T10">As I cant fully empathise with these users I will be using ChatGPT to help me make these maps. </text:span><text:span text:style-name="T11">Here is the prompt I used: </text:span></text:p>
            <text:p text:style-name="P8">for this scenario i want some empathy maps but i cant fully empathise with these users can you give me one empathy map for each user and i can make more from there: <text:span text:style-name="T11">(here I put the overview and user groups text I have written above)</text:span></text:p>
            <text:p text:style-name="P8"/>
            <text:p text:style-name="P9">As I am not fully aware of all the legislation that may apply to this scenario so I will be using ChatGPT and I will just tell it the scenario I have written above and then ask it to give me some laws that may apply I will then write and expand on this on how it can affect. </text:p>
            <text:p text:style-name="P10">Im also using to help me makes some user accpentace critra because I was unsure of how to make it detailed and was missing points I couldn’t figure out </text:p>
            <text:p text:style-name="P10"><text:soft-page-break/></text:p>
            <text:p text:style-name="P11">I did also use just to help me edit some fuctional and non fuctinal requirement I had written out to spell chack and make more clear to this scinro but the requiremnts I have written myself <text:span text:style-name="T12">but ill chack over it wont change what im saying. </text:span></text:p>
            <text:p text:style-name="P12">I will use to just give me some risks I can then expand on ill only use the risks and ill evaluate on them this is the prompt I used: can you give me some risks that may stop developers from completing this project?</text:p>
            <text:p text:style-name="P13"><text:span text:style-name="T13">Used to give me an idea of how to write key performace idicators prompt : </text:span>how would i go about writing up key performce indicators for this can you give me one example idea please to start me off </text:p>
            <text:p text:style-name="P14">using chat gpt to granrate me some content for my website about how to reduce carbon footprint </text:p>
            <text:p text:style-name="P14"/>
            <text:p text:style-name="P15">I want to use chat GPT to help me with my test straige, I am goin to ask it to help make data I can use in my test stragines, I did ask it to help and it wrote up a test stragie but I will not be using as I was intending it to assist me in writing the data I can use. </text:p>
          </table:table-cell>
        </table:table-row>
        <table:table-row>
          <table:table-cell table:style-name="Table1.A2" office:value-type="string">
            <text:p text:style-name="P2"><text:span text:style-name="T1">Carbon Neutral Britain. (2025). </text:span><text:span text:style-name="T2">Carbon Neutral Certification for Business | Carbon Offset UK</text:span><text:span text:style-name="T1">. [online] Available at: https://carbonneutralbritain.org/pages/become-a-carbon-neutral-business?kw=carbon-reduction-plan&amp;utm_source=bing&amp;utm_medium=cpc&amp;utm_campaign=Novi%20-%20Carbon%20Neutral%20Britain%20-%20Carbon%20Offsetting%20-%20BROAD&amp;utm_term=carbon-reduction-plan--Broad&amp;msclkid=b1eb1816c53d10902d0f7105c5202c51 [Accessed 11 Nov. 2025].</text:span> <text:span text:style-name="T14">9:23am</text:span></text:p>
          </table:table-cell>
          <table:table-cell table:style-name="Table1.B2" office:value-type="string">
            <text:p text:style-name="P16">I am trying to look at and find alternative systems this is one I looked at </text:p>
          </table:table-cell>
        </table:table-row>
        <table:table-row>
          <table:table-cell table:style-name="Table1.A2" office:value-type="string">
            <text:p text:style-name="P2"><text:span text:style-name="T1">Amber. (2025). </text:span><text:span text:style-name="T2">Energy Management</text:span><text:span text:style-name="T1">. [online] Available at: https://www.amber.net/services/energy-management/?msclkid=ecfba53ac0ab1c6f4e3ccc29c0b6299c&amp;utm_source=bing&amp;utm_medium=cpc&amp;utm_campaign=All%20Services&amp;utm_term=energy%20consulting&amp;utm_content=Energy_Consulting [Accessed </text:span><text:soft-page-break/><text:span text:style-name="T1">11 Nov. 2025].</text:span> <text:span text:style-name="T14">9:25am </text:span></text:p>
          </table:table-cell>
          <table:table-cell table:style-name="Table1.B2" office:value-type="string">
            <text:p text:style-name="P16">This is a good alterative system I might use for my proposel </text:p>
          </table:table-cell>
        </table:table-row>
        <table:table-row>
          <table:table-cell table:style-name="Table1.A2" office:value-type="string">
            <text:p text:style-name="P17">My search: how to make a good decompsition diagram for a website</text:p>
            <text:p text:style-name="P17"><text:span text:style-name="T1">online.visual-paradigm.com. (n.d.). </text:span><text:span text:style-name="T2">Online Functional Decomposition Diagram Tool</text:span><text:span text:style-name="T1">. [online] Available at: https://online.visual-paradigm.com/diagrams/features/functional-decomposition-diagram-tool/ [Accessed 11 Nov. 2025].</text:span> <text:span text:style-name="T15">9:53am</text:span></text:p>
          </table:table-cell>
          <table:table-cell table:style-name="Table1.B2" office:value-type="string">
            <text:p text:style-name="P17">Did use anything not very helpful but was good to try find a better way of doing this</text:p>
          </table:table-cell>
        </table:table-row>
        <table:table-row>
          <table:table-cell table:style-name="Table1.A2" office:value-type="string">
            <text:p text:style-name="P2"><text:span text:style-name="T1">Figma (2025). </text:span><text:span text:style-name="T2">Design, prototype, and gather feedback all in one place with Figma</text:span><text:span text:style-name="T1">. [online] Figma. Available at: https://www.figma.com/design/ [Accessed 12 Nov. 2025].</text:span> <text:span text:style-name="T15">12:29pm</text:span></text:p>
          </table:table-cell>
          <table:table-cell table:style-name="Table1.B2" office:value-type="string">
            <text:p text:style-name="P18">This is the tool I am using to make the design </text:p>
          </table:table-cell>
        </table:table-row>
        <table:table-row>
          <table:table-cell table:style-name="Table1.A2" office:value-type="string">
            <text:p text:style-name="P2"><text:span text:style-name="T1">Bing. (2022). </text:span><text:span text:style-name="T2">picter of solor pannals - Bing</text:span><text:span text:style-name="T1">. [online] Available at: https://www.bing.com/images/search?q=picter+of+solor+pannals&amp;form=HDRSC3&amp;first=1 [Accessed 12 Nov. 2025].</text:span> <text:span text:style-name="T16">13:10pm</text:span></text:p>
          </table:table-cell>
          <table:table-cell table:style-name="Table1.B2" office:value-type="string">
            <text:p text:style-name="Table_20_Contents"/>
          </table:table-cell>
        </table:table-row>
        <table:table-row>
          <table:table-cell table:style-name="Table1.A2" office:value-type="string">
            <text:p text:style-name="P2"><text:span text:style-name="T1">Bing. (2025). </text:span><text:span text:style-name="T2">green engergy logo - Bing</text:span><text:span text:style-name="T1">. [online] Available at: https://www.bing.com/images/search?q=green+engergy+logo&amp;form=HDRSC3&amp;first=1 [Accessed 12 Nov. 2025].</text:span> <text:span text:style-name="T16">13:30pm</text:span></text:p>
          </table:table-cell>
          <table:table-cell table:style-name="Table1.B2" office:value-type="string">
            <text:p text:style-name="Table_20_Contents"/>
          </table:table-cell>
        </table:table-row>
        <table:table-row>
          <table:table-cell table:style-name="Table1.A2" office:value-type="string">
            <text:p text:style-name="P2"><text:span text:style-name="T1">Imagecolorpicker.com. (2020). </text:span><text:span text:style-name="T2">Color Code #fff7dd - Color Code Generator &amp; Picker</text:span><text:span text:style-name="T1">. [online] Available at: https://imagecolorpicker.com/color-code/fff7dd [Accessed 17 Nov. 2025].</text:span> </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29:25.629872000</meta:creation-date>
    <dc:date>2025-11-17T12:05:29.280473200</dc:date>
    <meta:editing-duration>PT4H40S</meta:editing-duration>
    <meta:editing-cycles>8</meta:editing-cycles>
    <meta:generator>LibreOffice/25.8.2.2$Windows_X86_64 LibreOffice_project/d401f2107ccab8f924a8e2df40f573aab7605b6f</meta:generator>
    <meta:document-statistic meta:table-count="1" meta:image-count="0" meta:object-count="0" meta:page-count="3" meta:paragraph-count="31" meta:word-count="782" meta:character-count="5503" meta:non-whitespace-character-count="4737"/>
  </office:meta>
</office:document-meta>
</file>